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0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oix" table:style-name="ta1">
        <table:shapes>
          <draw:frame draw:z-index="0" draw:style-name="gr1" draw:text-style-name="P1" svg:width="15.986cm" svg:height="9.005cm" svg:x="8.557cm" svg:y="5.392cm">
            <draw:object draw:notify-on-update-of-ranges="choix.E5:choix.E5 choix.E6:choix.E9 choix.F5:choix.F5 choix.F6:choix.F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UMAPPT</text:p>
          </table:table-cell>
          <table:table-cell office:value-type="string" calcext:value-type="string">
            <text:p>NBPIEC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B2:.B2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formula="of:=MAX([.B2:.B211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sses</text:p>
          </table:table-cell>
          <table:table-cell office:value-type="string" calcext:value-type="string">
            <text:p>effecti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matrix-columns-spanned="1" table:number-matrix-rows-spanned="4" table:formula="of:=FREQUENCY(base;classes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named-expressions>
        <table:named-range table:name="base" table:base-cell-address="$choix.$B$10" table:cell-range-address="$choix.$A$1:.$B$211"/>
        <table:named-range table:name="classes" table:base-cell-address="$choix.$E$6" table:cell-range-address="$choix.$E$6:.$E$9"/>
      </table:named-expressions>
      <table:database-ranges>
        <table:database-range table:name="__Anonymous_Sheet_DB__0" table:target-range-address="choix.A1:choix.B21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0T13:48:49.281000000</dc:date>
    <meta:editing-duration>PT3M28S</meta:editing-duration>
    <meta:editing-cycles>3</meta:editing-cycles>
    <meta:generator>LibreOffice/7.0.0.3$Windows_X86_64 LibreOffice_project/8061b3e9204bef6b321a21033174034a5e2ea88e</meta:generator>
    <meta:document-statistic meta:table-count="1" meta:cell-count="436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bar" chart:style-name="ch1">
        <chart:title svg:x="6.23cm" svg:y="0.316cm" chart:style-name="ch2">
          <text:p>Taille logements </text:p>
        </chart:title>
        <chart:subtitle svg:x="5.078cm" svg:y="1.275cm" chart:style-name="ch3">
          <text:p>Résidence Albert Thomas (1933)</text:p>
        </chart:subtitle>
        <chart:plot-area chart:style-name="ch4" table:cell-range-address="choix.E5:choix.F9" chart:data-source-has-labels="both" svg:x="1.33cm" svg:y="2.138cm" svg:width="14.338cm" svg:height="5.707cm">
          <chart:coordinate-region svg:x="1.766cm" svg:y="2.138cm" svg:width="13.622cm" svg:height="5.06cm"/>
          <chart:axis chart:dimension="x" chart:name="primary-x" chart:style-name="ch5" chartooo:axis-type="auto">
            <chartooo:date-scale/>
            <chart:title svg:x="0.451cm" svg:y="5.551cm" chart:style-name="ch6">
              <text:p>Classe</text:p>
            </chart:title>
            <chart:categories table:cell-range-address="choix.E6:choix.E9"/>
            <chart:grid chart:style-name="ch7" chart:class="major"/>
          </chart:axis>
          <chart:axis chart:dimension="y" chart:name="primary-y" chart:style-name="ch8">
            <chart:title svg:x="7.965cm" svg:y="8.025cm" chart:style-name="ch9">
              <text:p>Effectif</text:p>
            </chart:title>
            <chart:grid chart:style-name="ch7" chart:class="major"/>
          </chart:axis>
          <chart:series chart:style-name="ch10" chart:values-cell-range-address="choix.F6:choix.F9" chart:label-cell-address="choix.F5:choix.F5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ectif</text:p>
                <draw:g>
                  <svg:desc>choix.F5:choix.F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hoix.E6:choix.E9</svg:desc>
                </draw:g>
              </table:table-cell>
              <table:table-cell office:value-type="float" office:value="26">
                <text:p>26</text:p>
                <draw:g>
                  <svg:desc>choix.F6:choix.F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